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45eea0" officeooo:paragraph-rsid="00335e4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officeooo:rsid="00360c47" officeooo:paragraph-rsid="0062d67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officeooo:paragraph-rsid="00553953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802bf" officeooo:paragraph-rsid="004b996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1ee70" officeooo:paragraph-rsid="0061ee7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1ee70" officeooo:paragraph-rsid="0061ee70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1ee70" officeooo:paragraph-rsid="006253b0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1ee70" officeooo:paragraph-rsid="00633078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0e8f0" officeooo:paragraph-rsid="00629e7f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79c06" officeooo:paragraph-rsid="00579c06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61ee7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3fd0c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253b0" style:font-weight-asian="bold" style:font-weight-complex="bold"/>
    </style:style>
    <style:style style:name="T10" style:family="text">
      <style:text-properties officeooo:rsid="006253b0"/>
    </style:style>
    <style:style style:name="T11" style:family="text">
      <style:text-properties officeooo:rsid="0062e25f"/>
    </style:style>
    <style:style style:name="T12" style:family="text">
      <style:text-properties officeooo:rsid="0063307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7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5"><text:span text:style-name="T1">2</text:span><text:span text:style-name="T3">0</text:span><text:span text:style-name="T6">3</text:span><text:span text:style-name="T2"> -</text:span><text:span text:style-name="T4"> Ground -</text:span><text:span text:style-name="T2"> </text:span><text:span text:style-name="T5">Hot Start Preflight</text:span></text:p>
      <text:p text:style-name="P6"/>
      <text:p text:style-name="P7">After Hot Start<text:span text:style-name="T12">, Preflight C</text:span>hecklist</text:p>
      <text:list text:style-name="L1">
        <text:list-item>
          <text:p text:style-name="P8"><text:span text:style-name="T8">Radar mode selector knob</text:span> ... <text:span text:style-name="T8">ON</text:span><text:span text:style-name="T10"> (left console)</text:span></text:p>
        </text:list-item>
        <text:list-item>
          <text:p text:style-name="P9"><text:span text:style-name="T8">NAV FLIR switch</text:span> ... <text:span text:style-name="T8">ON</text:span><text:span text:style-name="T10"> (left console)</text:span></text:p>
        </text:list-item>
        <text:list-item>
          <text:p text:style-name="P8"><text:span text:style-name="T8">AUTO NCTR switch</text:span> ... <text:span text:style-name="T8">ON</text:span>?? (left console extreme outboard)</text:p>
        </text:list-item>
        <text:list-item>
          <text:p text:style-name="P8"><text:span text:style-name="T8">Lights</text:span> ... <text:span text:style-name="T8">As desired</text:span>:</text:p>
          <text:list>
            <text:list-item>
              <text:p text:style-name="P10"><text:span text:style-name="T8">HUD brightness knob</text:span> on bottom left of UFC</text:p>
            </text:list-item>
            <text:list-item>
              <text:p text:style-name="P8"><text:span text:style-name="T8">External light panel</text:span> on left console just aft of throttle</text:p>
            </text:list-item>
            <text:list-item>
              <text:p text:style-name="P8"><text:span text:style-name="T8">Internal light panel</text:span> on right console outboard</text:p>
            </text:list-item>
          </text:list>
        </text:list-item>
        <text:list-item>
          <text:p text:style-name="P8"><text:span text:style-name="T8">Rear cockpit</text:span>:</text:p>
          <text:list>
            <text:list-item>
              <text:p text:style-name="P8"><text:span text:style-name="T8">TGP power switch</text:span> ... <text:span text:style-name="T8">ON</text:span> (left console)</text:p>
            </text:list-item>
            <text:list-item>
              <text:p text:style-name="P8"><text:span text:style-name="T8">LASER power switch</text:span> ... <text:span text:style-name="T8">ON</text:span> (left console)</text:p>
            </text:list-item>
            <text:list-item>
              <text:p text:style-name="P8"><text:span text:style-name="T8">RWR/ICS switch</text:span> ... <text:span text:style-name="T8">COMBAT</text:span> (left console)</text:p>
            </text:list-item>
            <text:list-item>
              <text:p text:style-name="P11"><text:span text:style-name="T8">MIC switch</text:span> ... <text:span text:style-name="T8">ON</text:span> (left console)</text:p>
            </text:list-item>
            <text:list-item>
              <text:p text:style-name="P8"><text:span text:style-name="T8">ICS operational mode switch</text:span> ... <text:span text:style-name="T8">AUTO</text:span> or <text:span text:style-name="T8">MAN</text:span> (both are actually automatic<text:span text:style-name="T10">??</text:span>) (left console)</text:p>
            </text:list-item>
            <text:list-item>
              <text:p text:style-name="P8"><text:span text:style-name="T8">ICS on/off switch</text:span> ... <text:span text:style-name="T8">ON</text:span> (right console)</text:p>
            </text:list-item>
          </text:list>
        </text:list-item>
        <text:list-item>
          <text:p text:style-name="P12"><text:span text:style-name="T8">BRAKEHOLD</text:span> switch ... <text:span text:style-name="T8">OFF</text:span> (right lower instrument panel)</text:p>
        </text:list-item>
      </text:list>
      <text:p text:style-name="P3"/>
      <text:p text:style-name="P4">Proceed with <text:span text:style-name="T11">General Preflight checklist on other page..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26T15:43:13.341000000</dc:date>
    <meta:editing-duration>PT23H24M44S</meta:editing-duration>
    <meta:editing-cycles>8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4" meta:word-count="163" meta:character-count="877" meta:non-whitespace-character-count="753"/>
  </office:meta>
</office:document-meta>
</file>